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1.5374in"/>
    </style:style>
    <style:style style:name="co4" style:family="table-column">
      <style:table-column-properties fo:break-before="auto" style:column-width="1.2835in"/>
    </style:style>
    <style:style style:name="co5" style:family="table-column">
      <style:table-column-properties fo:break-before="auto" style:column-width="1.9102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1.7409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7543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 style:data-style-name="N2">
      <style:table-cell-properties fo:background-color="#00ffff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 style:data-style-name="N2">
      <style:table-cell-properties style:rotation-angle="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16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fo:border="0.0008in solid #000000"/>
    </style:style>
    <style:style style:name="ce19" style:family="table-cell" style:parent-style-name="Default" style:data-style-name="N1">
      <style:table-cell-properties fo:background-color="#ffff00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NVESTMENT MANAGEMENT UNDER TAX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Stock Dat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Number</text:p>
          </table:table-cell>
          <table:table-cell table:style-name="ce5" office:value-type="string">
            <text:p>Stock</text:p>
          </table:table-cell>
          <table:table-cell table:style-name="ce8" office:value-type="string">
            <text:p>Number of Shares</text:p>
          </table:table-cell>
          <table:table-cell table:style-name="ce5" office:value-type="string">
            <text:p>Price Purchased Last Year</text:p>
          </table:table-cell>
          <table:table-cell table:style-name="ce5" office:value-type="string">
            <text:p>Current Price</text:p>
          </table:table-cell>
          <table:table-cell table:style-name="ce14" office:value-type="string">
            <text:p>Next Year Price Estimate</text:p>
          </table:table-cell>
          <table:table-cell table:style-name="ce17" office:value-type="string">
            <text:p>Shares to Sell</text:p>
          </table:table-cell>
          <table:table-cell table:style-name="ce1" office:value-type="string">
            <text:p>Sell Amount</text:p>
          </table:table-cell>
          <table:table-cell table:style-name="ce1" office:value-type="string">
            <text:p>Stock Value for Next Year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Yahoo!</text:p>
          </table:table-cell>
          <table:table-cell table:style-name="ce9" office:value-type="float" office:value="150">
            <text:p>150</text:p>
          </table:table-cell>
          <table:table-cell table:style-name="ce11" office:value-type="float" office:value="15.68">
            <text:p>15.68</text:p>
          </table:table-cell>
          <table:table-cell table:style-name="ce12" office:value-type="float" office:value="31.8">
            <text:p>31.80</text:p>
          </table:table-cell>
          <table:table-cell table:style-name="ce15" office:value-type="float" office:value="29.5">
            <text:p>29.50</text:p>
          </table:table-cell>
          <table:table-cell table:style-name="ce18" office:value-type="float" office:value="100">
            <text:p>100</text:p>
          </table:table-cell>
          <table:table-cell table:formula="of:=[.G6]*[.E6]*(0.99 - 0.3 * (1 - [.D6]/[.E6]))" office:value-type="float" office:value="2664.6">
            <text:p>2664.6</text:p>
          </table:table-cell>
          <table:table-cell table:formula="of:=[.F6]*([.C6]-[.G6])" office:value-type="float" office:value="1475">
            <text:p>147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General Electric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22.1">
            <text:p>22.10</text:p>
          </table:table-cell>
          <table:table-cell table:style-name="ce12" office:value-type="float" office:value="24.28">
            <text:p>24.28</text:p>
          </table:table-cell>
          <table:table-cell table:style-name="ce15" office:value-type="float" office:value="26.31">
            <text:p>26.31</text:p>
          </table:table-cell>
          <table:table-cell table:style-name="ce18" office:value-type="float" office:value="75">
            <text:p>75</text:p>
          </table:table-cell>
          <table:table-cell table:formula="of:=[.G7]*[.E7]*(0.99 - 0.3 * (1 - [.D7]/[.E7]))" office:value-type="float" office:value="1753.74">
            <text:p>1753.74</text:p>
          </table:table-cell>
          <table:table-cell table:formula="of:=[.F7]*([.C7]-[.G7])" office:value-type="float" office:value="1973.25">
            <text:p>1973.25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Microsoft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30.39">
            <text:p>30.39</text:p>
          </table:table-cell>
          <table:table-cell table:style-name="ce12" office:value-type="float" office:value="32.5">
            <text:p>32.50</text:p>
          </table:table-cell>
          <table:table-cell table:style-name="ce15" office:value-type="float" office:value="34.55">
            <text:p>34.55</text:p>
          </table:table-cell>
          <table:table-cell table:style-name="ce19" office:value-type="float" office:value="75">
            <text:p>75</text:p>
          </table:table-cell>
          <table:table-cell table:formula="of:=[.G8]*[.E8]*(0.99 - 0.3 * (1 - [.D8]/[.E8]))" office:value-type="float" office:value="2365.65">
            <text:p>2365.65</text:p>
          </table:table-cell>
          <table:table-cell table:formula="of:=[.F8]*([.C8]-[.G8])" office:value-type="float" office:value="2591.25">
            <text:p>2591.25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Bank of America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8.93">
            <text:p>8.93</text:p>
          </table:table-cell>
          <table:table-cell table:style-name="ce12" office:value-type="float" office:value="14.16">
            <text:p>14.16</text:p>
          </table:table-cell>
          <table:table-cell table:style-name="ce15" office:value-type="float" office:value="15.23">
            <text:p>15.23</text:p>
          </table:table-cell>
          <table:table-cell table:style-name="ce18" office:value-type="float" office:value="0">
            <text:p>0</text:p>
          </table:table-cell>
          <table:table-cell table:formula="of:=[.G9]*[.E9]*(0.99 - 0.3 * (1 - [.D9]/[.E9]))" office:value-type="float" office:value="0">
            <text:p>0</text:p>
          </table:table-cell>
          <table:table-cell table:formula="of:=[.F9]*([.C9]-[.G9])" office:value-type="float" office:value="2284.5">
            <text:p>2284.5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JPMorgan Chase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40.55">
            <text:p>40.55</text:p>
          </table:table-cell>
          <table:table-cell table:style-name="ce12" office:value-type="float" office:value="50.99">
            <text:p>50.99</text:p>
          </table:table-cell>
          <table:table-cell table:style-name="ce15" office:value-type="float" office:value="62.43">
            <text:p>62.43</text:p>
          </table:table-cell>
          <table:table-cell table:style-name="ce18" office:value-type="float" office:value="0">
            <text:p>0</text:p>
          </table:table-cell>
          <table:table-cell table:formula="of:=[.G10]*[.E10]*(0.99 - 0.3 * (1 - [.D10]/[.E10]))" office:value-type="float" office:value="0">
            <text:p>0</text:p>
          </table:table-cell>
          <table:table-cell table:formula="of:=[.F10]*([.C10]-[.G10])" office:value-type="float" office:value="9364.5">
            <text:p>9364.5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string">
            <text:p>Cisco Systems, Inc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18.58">
            <text:p>18.58</text:p>
          </table:table-cell>
          <table:table-cell table:style-name="ce12" office:value-type="float" office:value="24.17">
            <text:p>24.17</text:p>
          </table:table-cell>
          <table:table-cell table:style-name="ce15" office:value-type="float" office:value="26.68">
            <text:p>26.68</text:p>
          </table:table-cell>
          <table:table-cell table:style-name="ce18" office:value-type="float" office:value="0">
            <text:p>0</text:p>
          </table:table-cell>
          <table:table-cell table:formula="of:=[.G11]*[.E11]*(0.99 - 0.3 * (1 - [.D11]/[.E11]))" office:value-type="float" office:value="0">
            <text:p>0</text:p>
          </table:table-cell>
          <table:table-cell table:formula="of:=[.F11]*([.C11]-[.G11])" office:value-type="float" office:value="4002">
            <text:p>4002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string">
            <text:p>Intel</text:p>
          </table:table-cell>
          <table:table-cell table:style-name="ce9" office:value-type="float" office:value="150">
            <text:p>150</text:p>
          </table:table-cell>
          <table:table-cell table:style-name="ce12" office:value-type="float" office:value="22.54">
            <text:p>22.54</text:p>
          </table:table-cell>
          <table:table-cell table:style-name="ce12" office:value-type="float" office:value="23.67">
            <text:p>23.67</text:p>
          </table:table-cell>
          <table:table-cell table:style-name="ce15" office:value-type="float" office:value="23.85">
            <text:p>23.85</text:p>
          </table:table-cell>
          <table:table-cell table:style-name="ce18" office:value-type="float" office:value="75">
            <text:p>75</text:p>
          </table:table-cell>
          <table:table-cell table:formula="of:=[.G12]*[.E12]*(0.99 - 0.3 * (1 - [.D12]/[.E12]))" office:value-type="float" office:value="1732.0725">
            <text:p>1732.0725</text:p>
          </table:table-cell>
          <table:table-cell table:formula="of:=[.F12]*([.C12]-[.G12])" office:value-type="float" office:value="1788.75">
            <text:p>1788.75</text:p>
          </table:table-cell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6" office:value-type="string">
            <text:p>Pfizer</text:p>
          </table:table-cell>
          <table:table-cell table:style-name="ce10" office:value-type="float" office:value="150">
            <text:p>150</text:p>
          </table:table-cell>
          <table:table-cell table:style-name="ce13" office:value-type="float" office:value="24.84">
            <text:p>24.84</text:p>
          </table:table-cell>
          <table:table-cell table:style-name="ce13" office:value-type="float" office:value="28.77">
            <text:p>28.77</text:p>
          </table:table-cell>
          <table:table-cell table:style-name="ce16" office:value-type="float" office:value="31.66">
            <text:p>31.66</text:p>
          </table:table-cell>
          <table:table-cell table:style-name="ce18" office:value-type="float" office:value="54.3501151875415">
            <text:p>54.3501151875</text:p>
          </table:table-cell>
          <table:table-cell table:formula="of:=[.G13]*[.E13]*(0.99 - 0.3 * (1 - [.D13]/[.E13]))" office:value-type="float" office:value="1483.9375">
            <text:p>1483.9375</text:p>
          </table:table-cell>
          <table:table-cell table:formula="of:=[.F13]*([.C13]-[.G13])" office:value-type="float" office:value="3028.27535316244">
            <text:p>3028.2753531624</text:p>
          </table:table-cell>
        </table:table-row>
        <table:table-row table:style-name="ro1">
          <table:table-cell table:number-columns-repeated="6"/>
          <table:table-cell table:style-name="ce1" table:number-columns-repeated="2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Target</text:p>
          </table:table-cell>
          <table:table-cell table:style-name="ce7" table:formula="of:=SUM([.I6:.I13])" office:value-type="float" office:value="26507.5253531624">
            <text:p>26507.5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otal shares to sell</text:p>
          </table:table-cell>
          <table:table-cell table:formula="of:=SUM([.G6:.G13])" office:value-type="float" office:value="379.350115187541">
            <text:p>379.350115187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Constraints</text:p>
          </table:table-cell>
          <table:table-cell table:number-columns-repeated="8"/>
        </table:table-row>
        <table:table-row table:style-name="ro1">
          <table:table-cell table:formula="of:=SUM([.H6:.H13])" office:value-type="float" office:value="10000">
            <text:p>10000</text:p>
          </table:table-cell>
          <table:table-cell office:value-type="string">
            <text:p>=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1">
          <table:table-cell office:value-type="string">
            <text:p>Stock Value Next Year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hares to Sell</text:p>
          </table:table-cell>
          <table:table-cell office:value-type="string">
            <text:p>&lt;=</text:p>
          </table:table-cell>
          <table:table-cell office:value-type="float" office:value="75">
            <text:p>75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5/06/2015</text:date>, <text:time>21:2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lison O'Hair</meta:initial-creator>
    <meta:creation-date>2013-09-25T10:05:13</meta:creation-date>
    <dc:date>2015-05-06T21:23:17</dc:date>
    <meta:editing-duration>PT2H23M22S</meta:editing-duration>
    <meta:editing-cycles>21</meta:editing-cycles>
    <meta:generator>OpenOffice.org/3.3$Unix OpenOffice.org_project/330m20$Build-9567</meta:generator>
    <dc:creator>Carlos Alphonso Ezequiel</dc:creator>
    <meta:document-statistic meta:table-count="3" meta:cell-count="97" meta:object-count="0"/>
  </office:meta>
</office:document-meta>
</file>